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tuação : 1 / 1 </text:p>
      <text:h text:style-name="Heading_20_4" text:outline-level="4">A palavra dunder é usada para denominar variáveis escritas de qual maneira?</text:h>
      <text:p text:style-name="Text_20_body">    NOME</text:p>
      <text:p text:style-name="Text_20_body">    __nome__</text:p>
      <text:p text:style-name="Text_20_body">    Nome</text:p>
      <text:p text:style-name="Text_20_body">    NoMe</text:p>
      <text:p text:style-name="Text_20_body">Resposta correta</text:p>
      <text:p text:style-name="Text_20_body">__nome__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15:00.864378229</meta:creation-date>
    <dc:date>2023-09-10T17:15:31.072592066</dc:date>
    <meta:editing-duration>PT30S</meta:editing-duration>
    <meta:editing-cycles>1</meta:editing-cycles>
    <meta:document-statistic meta:table-count="0" meta:image-count="0" meta:object-count="0" meta:page-count="1" meta:paragraph-count="8" meta:word-count="24" meta:character-count="153" meta:non-whitespace-character-count="120"/>
    <meta:generator>LibreOffice/7.3.7.2$Linux_X86_64 LibreOffice_project/30$Build-2</meta:generator>
  </office:meta>
</office:document-meta>
</file>